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56c8" officeooo:paragraph-rsid="001d56c8"/>
    </style:style>
    <style:style style:name="P2" style:family="paragraph" style:parent-style-name="Standard">
      <style:paragraph-properties fo:line-height="150%"/>
      <style:text-properties officeooo:rsid="001d56c8" officeooo:paragraph-rsid="001d56c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00cc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DATATABLES EN CLUUF</text:span> </text:p>
      <text:p text:style-name="P1"/>
      <text:p text:style-name="P1"/>
      <text:h text:style-name="Heading_20_2" text:outline-level="2">EJEMPLO 1 </text:h>
      <text:p text:style-name="P2"/>
      <text:p text:style-name="P2"><text:s/>$ENFERMEDAD = new enfermedadModelo();</text:p>
      <text:p text:style-name="P2"><text:s/><text:span text:style-name="T3">$JSON</text:span> = $ENFERMEDAD-&gt;json_element($ENFERMEDAD-&gt;tabla,'<text:span text:style-name="T2">datatable_orders</text:span>');</text:p>
      <text:p text:style-name="P2">echo $ENFERMEDAD-&gt;DATATABLE__(<text:span text:style-name="T3">$JSON</text:span>);</text:p>
      <text:p text:style-name="P2">exit;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04:31:53.008560274</meta:creation-date>
    <meta:editing-duration>PT36M22S</meta:editing-duration>
    <meta:editing-cycles>2</meta:editing-cycles>
    <meta:generator>LibreOffice/4.3.3.2$Linux_X86_64 LibreOffice_project/430m0$Build-2</meta:generator>
    <meta:initial-creator>pitagora </meta:initial-creator>
    <dc:date>2016-10-04T04:32:22.269500029</dc:date>
    <dc:creator>pitagora </dc:creator>
    <meta:document-statistic meta:table-count="0" meta:image-count="0" meta:object-count="0" meta:page-count="1" meta:paragraph-count="6" meta:word-count="15" meta:character-count="184" meta:non-whitespace-character-count="171"/>
  </office:meta>
</office:document-meta>
</file>